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glas mojedelo.com</text:h>
      <text:p text:style-name="Text_20_body"><text:a xlink:type="simple" xlink:href="https://www.mojedelo.com/visji-strokovni-sodelavec-ii-mz-razvijalec-programske-opreme/d-886528?returnUrl=%2Fprosta-delovna-mesta%2Fracunalnistvo-programiranje%2Fosrednjeslovenska%3Fp%3D2%26rid%3D12%26wfid%3D9" office:target-frame-name="_top" xlink:show="replace" text:style-name="Internet_20_link" text:visited-style-name="Visited_20_Internet_20_Link">https://www.mojedelo.com/visji-strokovni-sodelavec-ii-mz-razvijalec-programske-opreme/d-886528?returnUrl=%2Fprosta-delovna-mesta%2Fracunalnistvo-programiranje%2Fosrednjeslovenska%3Fp%3D2%26rid%3D12%26wfid%3D9</text:a></text:p>
      <text:p text:style-name="Text_20_body"/>
      <text:h text:style-name="Heading_20_1" text:outline-level="1">SOAP</text:h>
      <text:p text:style-name="Text_20_body"><text:a xlink:type="simple" xlink:href="https://www.youtube.com/watch?v=j2r7z4W30AE&amp;list=PL9lzMEbdolKi6MHPS3cm6wmqhAsSUH7wL" office:target-frame-name="_top" xlink:show="replace" text:style-name="Internet_20_link" text:visited-style-name="Visited_20_Internet_20_Link">https://www.youtube.com/watch?v=j2r7z4W30AE&amp;list=PL9lzMEbdolKi6MHPS3cm6wmqhAsSUH7wL</text:a></text:p>
      <text:p text:style-name="Text_20_body"><text:a xlink:type="simple" xlink:href="https://youtu.be/j2r7z4W30AE?list=PL9lzMEbdolKi6MHPS3cm6wmqhAsSUH7wL&amp;t=363" text:style-name="Internet_20_link" text:visited-style-name="Visited_20_Internet_20_Link">https://youtu.be/j2r7z4W30AE?list=PL9lzMEbdolKi6MHPS3cm6wmqhAsSUH7wL&amp;t=363</text:a></text:p>
      <text:p text:style-name="Text_20_body"><text:a xlink:type="simple" xlink:href="https://youtu.be/j2r7z4W30AE?list=PL9lzMEbdolKi6MHPS3cm6wmqhAsSUH7wL&amp;t=483" text:style-name="Internet_20_link" text:visited-style-name="Visited_20_Internet_20_Link">https://youtu.be/j2r7z4W30AE?list=PL9lzMEbdolKi6MHPS3cm6wmqhAsSUH7wL&amp;t=483</text:a></text:p>
      <text:p text:style-name="Text_20_body"><text:a xlink:type="simple" xlink:href="https://youtu.be/j2r7z4W30AE?list=PL9lzMEbdolKi6MHPS3cm6wmqhAsSUH7wL&amp;t=483" text:style-name="Internet_20_link" text:visited-style-name="Visited_20_Internet_20_Link">https://youtu.be/j2r7z4W30AE?list=PL9lzMEbdolKi6MHPS3cm6wmqhAsSUH7wL&amp;t=483</text:a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soap plugins:</text:h>
      <text:p text:style-name="Text_20_body">httpYac - Rest Client</text:p>
      <text:p text:style-name="Text_20_body"/>
      <text:h text:style-name="Heading_20_2" text:outline-level="2">soap packages:</text:h>
      <text:p text:style-name="Text_20_body">dotnet add package serilog.aspnetcore</text:p>
      <text:p text:style-name="Text_20_body"/>
      <text:h text:style-name="Heading_20_1" text:outline-level="1">API</text:h>
      <text:p text:style-name="Text_20_body">https://youtu.be/MFxk5BZulVU?t=225</text:p>
      <text:p text:style-name="Text_20_body"/>
      <text:h text:style-name="Heading_20_2" text:outline-level="2">API dev:</text:h>
      <text:p text:style-name="Text_20_body">https://dev.to/ruppysuppy/7-free-public-apis-you-will-love-as-a-developer-166p</text:p>
      <text:p text:style-name="Text_20_body">https://random-data-api.com/documentation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fffff" draw:opacity="100%"/>
      <style:paragraph-properties fo:hyphenation-ladder-count="no-limit" fo:background-color="#ffffff"/>
      <style:text-properties fo:color="#00a933" loext:opacity="100%"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creation-date>2017-10-20T23:40:00Z</meta:creation-date>
    <dc:date>2024-09-22T13:56:33.897000000</dc:date>
    <meta:editing-cycles>15</meta:editing-cycles>
    <meta:editing-duration>PT8H6M20S</meta:editing-duration>
    <meta:document-statistic meta:table-count="0" meta:image-count="0" meta:object-count="0" meta:page-count="1" meta:paragraph-count="16" meta:word-count="26" meta:character-count="784" meta:non-whitespace-character-count="774"/>
    <meta:template xlink:type="simple" xlink:actuate="onRequest" xlink:title="" xlink:href="Normal.dotm"/>
  </office:meta>
</office:document-meta>
</file>